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1" fo:font-size="10pt" fo:font-style="normal" style:font-size-asian="10pt" style:font-style-asian="normal" style:font-size-complex="10pt" style:font-style-complex="normal"/>
    </style:style>
    <style:style style:name="P2" style:family="paragraph" style:parent-style-name="Standard">
      <style:text-properties style:font-name="Ubuntu1" fo:font-size="10pt" style:font-size-asian="10pt" style:font-size-complex="10pt"/>
    </style:style>
    <style:style style:name="P3" style:family="paragraph" style:parent-style-name="Standard">
      <style:text-properties style:font-name="Ubuntu1" fo:font-size="10pt" fo:font-style="italic" style:font-size-asian="10pt" style:font-style-asian="italic" style:font-size-complex="10pt" style:font-style-complex="italic"/>
    </style:style>
    <style:style style:name="P4" style:family="paragraph" style:parent-style-name="Standard">
      <style:text-properties style:font-name="Ubuntu1" fo:font-size="10pt" fo:font-weight="normal" style:font-size-asian="10pt" style:font-weight-asian="normal" style:font-size-complex="10pt" style:font-weight-complex="normal"/>
    </style:style>
    <style:style style:name="P5" style:family="paragraph" style:parent-style-name="Standard" style:master-page-name="">
      <style:paragraph-properties style:page-number="auto" fo:keep-with-next="always"/>
      <style:text-properties style:font-name="Ubuntu1" fo:font-size="10pt" style:font-size-asian="10pt" style:font-size-complex="10pt"/>
    </style:style>
    <style:style style:name="P6" style:family="paragraph" style:parent-style-name="Standard">
      <style:text-properties style:font-name="Ubuntu1" fo:font-size="10pt" fo:font-style="normal" style:font-size-asian="10pt" style:font-style-asian="normal" style:font-size-complex="10pt" style:font-style-complex="normal"/>
    </style:style>
    <style:style style:name="P7" style:family="paragraph" style:parent-style-name="Standard">
      <style:text-properties style:font-name="Ubuntu" fo:font-size="10pt" fo:font-style="normal" style:font-size-asian="10pt" style:font-style-asian="normal" style:font-size-complex="10pt"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Συχνές ερωτήσεις</text:p>
      <text:p text:style-name="P2"/>
      <text:p text:style-name="P2"/>
      <text:p text:style-name="P2">Πώς μπορώ να βρω συγκάτοικο;</text:p>
      <text:p text:style-name="P2">Από το μενού “Αναζήτηση συγκατοίκων”, συμπληρώνετε τα επιθυμητά πεδία <text:s/>και πατάτε το κουμπί “αναζήτηση”.</text:p>
      <text:p text:style-name="P2"/>
      <text:p text:style-name="P2"/>
      <text:p text:style-name="P2">Πώς μπορώ να βρω σπίτι;</text:p>
      <text:p text:style-name="P2">Από το μενού “Αναζήτηση σπιτιών”, συμπληρώνετε τα επιθυμητά πεδία <text:s/>και πατάτε το κουμπί “αναζήτηση”.</text:p>
      <text:p text:style-name="P2"/>
      <text:p text:style-name="P2"/>
      <text:p text:style-name="P1">Πώς καταχωρώ ένα σπίτι;</text:p>
      <text:p text:style-name="P1">Εάν δεν έχετε καταχωρήσει ήδη ένα σπίτι, τότε εμφανίζεται το μενού “Προσθήκη σπιτιού” στο πάνω δεξιό μέρος της ιστοσελίδας. Πατώντας στο σύνδεσμο εμφανίζεται φόρμα στην οποία συμπληρώνετε τα χαρακτηριστικά του σπιτιού. Για την ολοκλήρωση της καταχώρησης πατήστε το κουμπί “Υποβολή”.</text:p>
      <text:p text:style-name="P2"/>
      <text:p text:style-name="P2"/>
      <text:p text:style-name="P2">Πώς μπορώ να αλλάξω τα στοιχεία ή τις προτιμήσεις μου;</text:p>
      <text:p text:style-name="P2">Από το μενού “Το προφίλ μου”, πατήστε το κουμπί “Επεξεργασία”. Εμφανίζεται φόρμα στην οποία μπορούν να πραγματοποιηθούν οι επιθυμητές αλλαγές. Κατόπιν, πατήστε το κουμπί “Υποβολή”.</text:p>
      <text:p text:style-name="P2"/>
      <text:p text:style-name="P2"/>
      <text:p text:style-name="P2">Είναι δυνατό να μην συμπεριλαμβάνομαι στα αποτελέσματα των αναζητήσεων συγκατοίκων;</text:p>
      <text:p text:style-name="P2">Ναι. Απενεργοποιείστε την επιλογή “Να γίνομαι ορατός...” στην επεξεργασία του προφίλ μου. Κατόπιν, πατήστε το κουμπί “Υποβολή”.</text:p>
      <text:p text:style-name="P2"/>
      <text:p text:style-name="P2"/>
      <text:p text:style-name="P2">Πώς μπορώ να αλλάξω τα χαρακτηριστικά του σπιτιού μου;</text:p>
      <text:p text:style-name="P2">Από το μενού “Το σπίτι μου”, πατήστε το κουμπί “Επεξεργασία”. Εμφανίζεται φόρμα στην οποία μπορούν να πραγματοποιηθούν οι επιθυμητές αλλαγές. Κατόπιν, πατήστε το κουμπί “Αποθήκευση”.</text:p>
      <text:p text:style-name="P2"/>
      <text:p text:style-name="P2"/>
      <text:p text:style-name="P2">Πώς μπορώ να προσθέσω εικόνες στο σπίτι μου;</text:p>
      <text:p text:style-name="P2">Κατόπιν καταχώρησης του σπιτιού σας στο σύστημα, γίνεται διαθέσιμο το μενού “Το σπίτι μου”. Κατόπιν επιλογής του, πατήστε το κουμπί “Προσθήκη νέας εικόνας”. Εμφανίζεται σελίδα όπου μπορείτε να <text:span text:style-name="T1">ανεβάσετε</text:span> την εικόνα.</text:p>
      <text:p text:style-name="P2"/>
      <text:p text:style-name="P2"/>
      <text:p text:style-name="P2">Πώς μπορώ να προσδιορίσω ποια εικόνα του σπιτιού μου θα εμφανίζεται στα αποτελέσματα αναζητήσεων;</text:p>
      <text:p text:style-name="P1">Εάν το σπίτι διαθέτει μόνο μία εικόνα, τότε χρησιμοποιείται αυτή, εξ ορισμού. Εάν διαθέτει περισσότερες, μπορείτε να ορίσετε διαφορετική προεπιλεγμένη φωτογραφία τοποθετώντας τον κέρσορα του ποντικιού πάνω σε αυτήν και πατώντας το σύνδεσμο “Προεπιλεγμένη”.</text:p>
      <text:p text:style-name="P3"/>
      <text:p text:style-name="P2"/>
      <text:p text:style-name="P2">Είναι δυνατό το σπίτι μου να μη συμπεριλαμβάνεται στη λίστα σπιτιών και στα αποτελέσματα αναζητήσεων;</text:p>
      <text:p text:style-name="P1">Ναι. Απενεργοποιείτε την επιλογή “Να είναι ορατό...” στην επεξεργασία του σπιτιού σας. Κατόπιν, πατήστε το κουμπί “Αποθήκευση”.</text:p>
      <text:p text:style-name="P1"/>
      <text:p text:style-name="P1"/>
      <text:p text:style-name="P2">Πώς μπορώ να δω το προφίλ άλλων χρηστών;</text:p>
      <text:p text:style-name="P2">Στην “Αναζήτηση συγκατοίκων”, κατόπιν εμφάνισης συγκατοίκων βάσει επιθυμητών κριτηρίων, κάνετε κλικ στο όνομα κάποιου χρήστη.</text:p>
      <text:p text:style-name="P2"/>
      <text:p text:style-name="P2"/>
      <text:p text:style-name="P2">Πώς μπορώ να δω <text:span text:style-name="T3">τα αναλυτικά</text:span> χαρακτηριστικά ενός σπιτιού;</text:p>
      <text:p text:style-name="P2">Στην “Αναζήτηση σπιτιών” ή στη “Σύνθετη αναζήτηση”, κατόπιν εμφάνισης σπιτιών βάσει επιθυμητών κριτηρίων, κάνετε κλικ στη <text:span text:style-name="T2">διεύθυνση</text:span> κάποιου σπιτιού.</text:p>
      <text:p text:style-name="P2"/>
      <text:p text:style-name="P2"><text:soft-page-break/></text:p>
      <text:p text:style-name="P4">Ποιες είναι οι διαφορές μεταξύ των διαφόρων ειδών αναζήτησης;</text:p>
      <text:p text:style-name="P1">Η “Αναζήτηση συγκατοίκων” εντοπίζει συγκατοίκους οι οποίοι πληρούν τα επιθυμητά κριτήρια. Η “Αναζήτηση σπιτιών” εντοπίζει σπίτια τα οποία πληρούν τα επιλεγμένα κριτήρια σπιτιού και οι διαμένοντες των οποίων πληρούν τα επιλεγμένα κριτήρια συγκατοίκων.</text:p>
      <text:p text:style-name="P2"/>
      <text:p text:style-name="P2">Τι κάνει το κουμπί “αποθήκευση” στις αναζητήσεις;</text:p>
      <text:p text:style-name="P2">Αποθηκεύει στο προφίλ σας τα κριτήρια αναζήτησης που έχετε ορίσει.</text:p>
      <text:p text:style-name="P2"/>
      <text:p text:style-name="P2"/>
      <text:p text:style-name="P2">Πώς μπορώ να αναζητήσω συγκατοίκους ή σπίτια βάσει των προτιμήσεών μου;</text:p>
      <text:p text:style-name="P2">Στην “Αναζήτηση συγκατοίκων” ή στην “Αναζήτηση σπιτιών”, πατήστε το κουμπί “φόρτωση<text:span text:style-name="T1"> προτιμήσεων</text:span>”.</text:p>
      <text:p text:style-name="P2"/>
      <text:p text:style-name="P2"/>
      <text:p text:style-name="P2">Το κουμπί “καθαρισμός” στις αναζητήσεις διαγράφει τις προτιμήσεις μου;</text:p>
      <text:p text:style-name="P2">Όχι. Απλώς επαναφέρει τα πεδία της φόρμας στις αρχικές τους τιμές.</text:p>
      <text:p text:style-name="P2"/>
      <text:p text:style-name="P2"/>
      <text:p text:style-name="P2">Πώς μπορώ να τροποποιήσω τις προτιμήσεις εύρεσης συγκατοίκων;</text:p>
      <text:p text:style-name="P2">Οι προτιμήσεις συγκατοίκων μπορούν να αλλάξουν είτε μέσω της επεξεργασίας του προφίλ σας, είτε μέσω της αποθήκευσης κριτηρίων αναζήτησης.</text:p>
      <text:p text:style-name="P2"/>
      <text:p text:style-name="P2"/>
      <text:p text:style-name="P5">Τι περιέχει το δημόσιο RSS feed;</text:p>
      <text:p text:style-name="P2">Το δημόσιο RSS feed ανακοινώνει όλα τα νέα σπίτια που καταχωρούνται στο σύστημα. Παραλήπτης του μπορεί να είναι οποιοσδήποτε, είτε εγγεγραμμένος του συστήματος είτε όχι. Προκειμένου να λαμβάνετε το δημόσιο RSS, κάντε κλικ στο κουμπί του RSS στο πάνω δεξιό μέρος της ιστοσελίδας.</text:p>
      <text:p text:style-name="P2"/>
      <text:p text:style-name="P2"/>
      <text:p text:style-name="P2">Τι περιέχει το προσωποποιημένο RSS feed;</text:p>
      <text:p text:style-name="P1">Το προσωποποιημένο RSS feed περιέχει τα νέα σπίτια που καταχωρούνται στο σύστημα και τα οποία πληρούν τις προτιμήσεις σας, όπως αυτές έχουν οριστεί στο προφίλ σας. Το RSS αυτό μπορούν να το λαμβάνουν μόνο όσοι είναι εγγεγραμμένοι στην υπηρεσία, κάνοντας κλικ στο κουμπί RSS στο προφίλ τους.</text:p>
      <text:p text:style-name="P1"/>
      <text:p text:style-name="P1">Πώς μπορώ να συνδεθώ;</text:p>
      <text:p text:style-name="P1">Οι φοιτητές ή οι εργαζόμενοι του ΤΕΙ Αθήνας, δεν εγγράφονται ποτέ στο σύστημα. Η σύνδεση τους στο σύστημα είναι εφικτή με τη χρήση των στοιχείων αυθεντικοποίησης που χρησιμοποιούν και στις υπόλοιπες υπηρεσίες του ΤΕΙ Αθήνας. Τα στοιχεία τους λαμβάνονται από τον διακομιστή (LDAP) του ΤΕΙ Αθήνας.</text:p>
      <text:p text:style-name="P7"><text:span text:style-name="T4"><text:line-break/>Πότε εγγράφομαι στο σύστημα;</text:span></text:p>
      <text:p text:style-name="P7"><text:span text:style-name="T4">Η εγγραφή στο σύστημα, δεν δίνει τη δυνατότητα χρήσης του συστήματος για εύρεση συγκατοίκων. Η εγγραφή στο σύστημα προσφέρεται για τους ιδιώτες ή τα μεσιτικά γραφεία, που θέλουν να αναρτούν αγγελίες διαμερισμάτων . Τα διαμερίσματα αυτά, θα είναι ορατά από τους χρήστες που ψάχνουν σπίτι και συγκάτοικο αλλά και από τους ίδιους που τα αναρτήσαν. Η δυνατότητα χρήσης του συστήματος από τους ιδιώτες και τα μεσιτικά γραφεία , γίνεται εφικτή, αφού τα στοιχεία τους γίνουν αποδεκτά από τον υπεύθυνο του συστήματος.</text:span></text:p>
      <text:p text:style-name="P7"><text:span text:style-name="T4"/></text:p>
      <text:p text:style-name="P7"><text:span text:style-name="T4">Πότε πρέπει να συμπληρώσω το πεδίο “Επωνυμία εταιρείας”;</text:span></text:p>
      <text:p text:style-name="P7"><text:span text:style-name="T4">Το πεδίο “Επωνυμία εταιρείας” πρέπει να συμπληρωθεί όταν η εγγραφή αφορά σε ένα κτηματομεσιτικό γραφείο, για να γίνει επιβεβαίωση των στοιχείων. Σε περίπτωση που εγγράφεται κάποιος ιδιώτης το πεδίο θα συμπληρωθεί με το όνομα και το επίθετο του ιδιώτ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6</meta:creation-date>
    <dc:date>2011-11-18T11:20:16</dc:date>
    <meta:editing-duration>PT5H40M20S</meta:editing-duration>
    <meta:editing-cycles>33</meta:editing-cycles>
    <meta:generator>LibreOffice/3.4$Unix LibreOffice_project/340m1$Build-402</meta:generator>
    <meta:document-statistic meta:table-count="0" meta:image-count="0" meta:object-count="0" meta:page-count="2" meta:paragraph-count="43" meta:word-count="763" meta:character-count="5194" meta:non-whitespace-character-count="4471"/>
  </office:meta>
</office:document-meta>
</file>